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81cm" svg:stroke-color="#f79448" draw:marker-start-width="0.321cm" draw:marker-end-width="0.321cm" draw:fill-color="#f79448" draw:opacity="21%" draw:textarea-horizontal-align="justify" draw:textarea-vertical-align="middle" draw:auto-grow-height="false" fo:min-height="18.27cm" fo:min-width="12.1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212cm" svg:stroke-color="#666666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666666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textarea-horizontal-align="justify" draw:textarea-vertical-align="middle" draw:auto-grow-height="false" fo:min-height="1.66cm" fo:min-width="2.966cm"/>
    </style:style>
    <style:style style:name="gr5" style:family="graphic" style:parent-style-name="standard">
      <style:graphic-properties draw:stroke="none" svg:stroke-color="#000000" draw:fill="solid" draw:fill-color="#fff685" draw:textarea-vertical-align="middle" fo:min-height="2.25cm"/>
    </style:style>
    <style:style style:name="gr6" style:family="graphic" style:parent-style-name="standard">
      <style:graphic-properties draw:stroke="none" svg:stroke-color="#000000" draw:fill="solid" draw:fill-color="#fdc578" draw:textarea-vertical-align="middle" fo:min-height="2.25cm"/>
    </style:style>
    <style:style style:name="gr7" style:family="graphic" style:parent-style-name="standard">
      <style:graphic-properties draw:stroke="none" svg:stroke-color="#000000" draw:fill="solid" draw:fill-color="#f7a19a" draw:textarea-vertical-align="middle" fo:min-height="2.2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3.05cm"/>
    </style:style>
    <style:style style:name="gr9" style:family="graphic" style:parent-style-name="standard">
      <style:graphic-properties draw:fill="none" draw:textarea-vertical-align="middle" draw:auto-grow-height="false" fo:min-height="2.974cm" fo:min-width="0.005cm"/>
    </style:style>
    <style:style style:name="gr10" style:family="graphic" style:parent-style-name="standard">
      <style:graphic-properties draw:stroke="none" svg:stroke-color="#000000" draw:fill="none" draw:fill-color="#ef413d" draw:opacity="100%" draw:opacity-name="" draw:textarea-vertical-align="middle" fo:min-height="2.25cm"/>
    </style:style>
    <style:style style:name="gr11" style:family="graphic" style:parent-style-name="standard">
      <style:graphic-properties draw:stroke="none" svg:stroke-color="#000000" draw:fill="solid" draw:fill-color="#add58a" draw:textarea-vertical-align="middle" fo:min-height="2.25cm"/>
    </style:style>
    <style:style style:name="gr12" style:family="graphic" style:parent-style-name="standard">
      <style:graphic-properties draw:stroke="dash" draw:stroke-dash="Dashed_20__28_var_29_" svg:stroke-width="0.081cm" draw:marker-start-width="0.321cm" draw:marker-end-width="0.321cm" draw:opacity="21%" draw:textarea-horizontal-align="justify" draw:textarea-vertical-align="middle" draw:auto-grow-height="false" fo:min-height="18.27cm" fo:min-width="20.92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-color="#f79448" draw:opacity="21%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fdc578"/>
      <style:paragraph-properties fo:text-align="center"/>
    </style:style>
    <style:style style:name="P6" style:family="paragraph">
      <loext:graphic-properties draw:fill="solid" draw:fill-color="#f7a19a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ef413d" draw:opacity="100%"/>
      <style:paragraph-properties fo:text-align="center"/>
    </style:style>
    <style:style style:name="P9" style:family="paragraph">
      <loext:graphic-properties draw:fill="solid" draw:fill-color="#add58a"/>
      <style:paragraph-properties fo:text-align="center"/>
    </style:style>
    <style:style style:name="P10" style:family="paragraph">
      <loext:graphic-properties draw:opacity="21%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.7cm" svg:height="18.6cm" svg:x="5.1cm" svg:y="2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4.8cm" svg:y1="17.1cm" svg:x2="24.8cm" svg:y2="18.2cm">
          <text:p/>
        </draw:line>
        <draw:line draw:style-name="gr3" draw:text-style-name="P2" draw:layer="layout" svg:x1="28.2cm" svg:y1="17.1cm" svg:x2="28.2cm" svg:y2="18.2cm">
          <text:p text:style-name="P3"/>
        </draw:line>
        <draw:custom-shape draw:style-name="gr4" draw:text-style-name="P3" draw:layer="layout" svg:width="4.9cm" svg:height="2.7cm" svg:x="24.0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3cm" svg:height="2.5cm" svg:x="23.85cm" svg:y="7.5cm">
          <draw:text-box>
            <text:p text:style-name="P3">Cámara de Visión Artificial</text:p>
          </draw:text-box>
        </draw:frame>
        <draw:frame draw:style-name="gr6" draw:text-style-name="P5" draw:layer="layout" svg:width="5.3cm" svg:height="2.5cm" svg:x="23.85cm" svg:y="11.1cm">
          <draw:text-box>
            <text:p text:style-name="P3">Procesador de Inteligencia Artificial</text:p>
          </draw:text-box>
        </draw:frame>
        <draw:frame draw:style-name="gr7" draw:text-style-name="P6" draw:layer="layout" svg:width="5.3cm" svg:height="2.5cm" svg:x="23.85cm" svg:y="14.7cm">
          <draw:text-box>
            <text:p text:style-name="P3">Sistema de Navegación</text:p>
          </draw:text-box>
        </draw:frame>
        <draw:frame draw:style-name="gr8" draw:text-style-name="P7" draw:layer="layout" svg:width="7.7cm" svg:height="3.3cm" svg:x="31cm" svg:y="10.6cm">
          <draw:text-box>
            <text:p>.Multiview CNNs</text:p>
            <text:p>.Spectral CNNs</text:p>
            <text:p>.Feature-based CNNs</text:p>
          </draw:text-box>
        </draw:frame>
        <draw:custom-shape draw:style-name="gr9" draw:text-style-name="P2" draw:layer="layout" svg:width="1.4cm" svg:height="3.4cm" svg:x="29.6cm" svg:y="10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5.3cm" svg:height="2.5cm" svg:x="23.85cm" svg:y="3.8cm">
          <draw:text-box>
            <text:p text:style-name="P3">Entorno</text:p>
          </draw:text-box>
        </draw:frame>
        <draw:frame draw:style-name="gr11" draw:text-style-name="P9" draw:layer="layout" svg:width="5.3cm" svg:height="2.5cm" svg:x="20.4cm" svg:y="18.2cm">
          <draw:text-box>
            <text:p text:style-name="P3">Control de la Dirección</text:p>
          </draw:text-box>
        </draw:frame>
        <draw:frame draw:style-name="gr11" draw:text-style-name="P9" draw:layer="layout" svg:width="5.3cm" svg:height="2.5cm" svg:x="27.1cm" svg:y="18.2cm">
          <draw:text-box>
            <text:p text:style-name="P3">Control del Avance</text:p>
          </draw:text-box>
        </draw:frame>
        <draw:line draw:style-name="gr2" draw:text-style-name="P2" draw:layer="layout" svg:x1="26.5cm" svg:y1="6.4cm" svg:x2="26.5cm" svg:y2="7.5cm">
          <text:p/>
        </draw:line>
        <draw:line draw:style-name="gr2" draw:text-style-name="P2" draw:layer="layout" svg:x1="26.5cm" svg:y1="10cm" svg:x2="26.5cm" svg:y2="11.1cm">
          <text:p/>
        </draw:line>
        <draw:line draw:style-name="gr2" draw:text-style-name="P2" draw:layer="layout" svg:x1="26.5cm" svg:y1="13.6cm" svg:x2="26.5cm" svg:y2="14.7cm">
          <text:p/>
        </draw:line>
        <draw:custom-shape draw:style-name="gr4" draw:text-style-name="P3" draw:layer="layout" svg:width="4.9cm" svg:height="2.7cm" svg:x="9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3cm" svg:height="2.5cm" svg:x="8.9cm" svg:y="10.7cm">
          <draw:text-box>
            <text:p text:style-name="P3">Cámara de Visión Artificial</text:p>
          </draw:text-box>
        </draw:frame>
        <draw:frame draw:style-name="gr6" draw:text-style-name="P5" draw:layer="layout" svg:width="5.3cm" svg:height="2.5cm" svg:x="8.9cm" svg:y="14.3cm">
          <draw:text-box>
            <text:p text:style-name="P3">Procesador de Inteligencia Artificial</text:p>
          </draw:text-box>
        </draw:frame>
        <draw:frame draw:style-name="gr10" draw:text-style-name="P8" draw:layer="layout" svg:width="5.3cm" svg:height="2.5cm" svg:x="8.9cm" svg:y="7cm">
          <draw:text-box>
            <text:p text:style-name="P3">Entorno</text:p>
          </draw:text-box>
        </draw:frame>
        <draw:line draw:style-name="gr2" draw:text-style-name="P2" draw:layer="layout" svg:x1="11.55cm" svg:y1="9.6cm" svg:x2="11.55cm" svg:y2="10.7cm">
          <text:p/>
        </draw:line>
        <draw:line draw:style-name="gr2" draw:text-style-name="P2" draw:layer="layout" svg:x1="11.55cm" svg:y1="13.2cm" svg:x2="11.55cm" svg:y2="14.3cm">
          <text:p/>
        </draw:line>
        <draw:custom-shape draw:style-name="gr12" draw:text-style-name="P10" draw:layer="layout" svg:width="21.5cm" svg:height="18.6cm" svg:x="18cm" svg:y="2.9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7.9cm" svg:height="1.7cm" svg:x="33.3cm" svg:y="3.1cm">
          <draw:text-box>
            <text:p>Aplicación / Campo</text:p>
          </draw:text-box>
        </draw:frame>
        <draw:frame draw:style-name="gr13" draw:text-style-name="P11" draw:layer="layout" svg:width="7.9cm" svg:height="1.7cm" svg:x="12.8cm" svg:y="3.1cm">
          <draw:text-box>
            <text:p>Entrenamien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5T17:12:18.262397368</meta:creation-date>
    <dc:date>2021-03-15T18:39:36.556183248</dc:date>
    <meta:editing-duration>PT1H17M</meta:editing-duration>
    <meta:editing-cycles>3</meta:editing-cycles>
    <meta:generator>LibreOffice/6.0.7.3$Linux_X86_64 LibreOffice_project/00m0$Build-3</meta:generator>
    <meta:document-statistic meta:object-count="24"/>
  </office:meta>
</office:document-meta>
</file>